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7"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5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5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5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5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5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5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fbe9" style:font-size-asian="12pt"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b959c4" officeooo:paragraph-rsid="00b959c4"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959c4" officeooo:paragraph-rsid="00b959c4" style:font-size-asian="12pt" style:language-asian="tr" style:country-asian="TR" style:font-weight-asian="normal" style:font-name-complex="Times New Roman"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959c4" style:font-size-asian="11pt" style:language-asian="tr" style:country-asian="TR" style:font-weight-asian="normal" style:font-name-complex="Times New Roman" style:font-size-complex="11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59c4"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normal" officeooo:paragraph-rsid="00b959c4" style:font-size-asian="12pt" style:language-asian="tr" style:country-asian="TR" style:font-style-asian="normal" style:font-name-complex="Times New Roman" style:font-size-complex="12pt" style:font-style-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 style:font-size-complex="11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959c4" style:font-size-asian="11pt" style:language-asian="tr" style:country-asian="TR" style:font-weight-asian="normal" style:font-name-complex="Times New Roman" style:font-size-complex="11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language-asian="tr" style:country-asian="TR" style:font-name-complex="Times New Roman"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7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fbe9" style:font-size-asian="12pt" style:language-asian="tr" style:country-asian="TR" style:font-weight-asian="normal" style:font-name-complex="Times New Roman" style:font-size-complex="12pt" style:font-weight-complex="normal"/>
    </style:style>
    <style:style style:name="P7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959c4" style:font-size-asian="12pt" style:language-asian="tr" style:country-asian="TR" style:font-weight-asian="normal" style:font-name-complex="Times New Roman" style:font-size-complex="12pt" style:font-weight-complex="normal"/>
    </style:style>
    <style:style style:name="P8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8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a43a1d" style:font-weight-asian="normal" style:font-weight-complex="normal"/>
    </style:style>
    <style:style style:name="T10" style:family="text">
      <style:text-properties fo:font-weight="normal" officeooo:rsid="00b8fbe9" style:font-weight-asian="normal" style:font-weight-complex="normal"/>
    </style:style>
    <style:style style:name="T11" style:family="text">
      <style:text-properties fo:font-weight="normal" style:language-asian="tr" style:country-asian="TR" style:font-weight-asian="normal" style:font-name-complex="Times New Roman" style:font-weight-complex="normal"/>
    </style:style>
    <style:style style:name="T12" style:family="text">
      <style:text-properties fo:font-weight="normal" officeooo:rsid="00310090" style:language-asian="tr" style:country-asian="TR" style:font-weight-asian="normal" style:font-name-complex="Times New Roman" style:font-weight-complex="normal"/>
    </style:style>
    <style:style style:name="T13" style:family="text">
      <style:text-properties fo:font-weight="normal" officeooo:rsid="0038a6b6" style:language-asian="tr" style:country-asian="TR" style:font-weight-asian="normal" style:font-name-complex="Times New Roman" style:font-weight-complex="normal"/>
    </style:style>
    <style:style style:name="T14" style:family="text">
      <style:text-properties fo:font-weight="normal" officeooo:rsid="0043c25c" style:language-asian="tr" style:country-asian="TR" style:font-weight-asian="normal" style:font-name-complex="Times New Roman" style:font-weight-complex="normal"/>
    </style:style>
    <style:style style:name="T15" style:family="text">
      <style:text-properties fo:font-weight="normal" officeooo:rsid="00455e00" style:language-asian="tr" style:country-asian="TR" style:font-weight-asian="normal" style:font-name-complex="Times New Roman" style:font-weight-complex="normal"/>
    </style:style>
    <style:style style:name="T16" style:family="text">
      <style:text-properties fo:font-weight="normal" officeooo:rsid="007ab96d" style:language-asian="tr" style:country-asian="TR" style:font-weight-asian="normal" style:font-name-complex="Times New Roman" style:font-weight-complex="normal"/>
    </style:style>
    <style:style style:name="T17" style:family="text">
      <style:text-properties fo:font-weight="normal" officeooo:rsid="00a43a1d" style:language-asian="tr" style:country-asian="TR" style:font-weight-asian="normal" style:font-name-complex="Times New Roman" style:font-weight-complex="normal"/>
    </style:style>
    <style:style style:name="T18" style:family="text">
      <style:text-properties fo:font-weight="normal" officeooo:rsid="00b32608" style:language-asian="tr" style:country-asian="TR" style:font-weight-asian="normal" style:font-name-complex="Times New Roman" style:font-weight-complex="normal"/>
    </style:style>
    <style:style style:name="T19" style:family="text">
      <style:text-properties fo:font-weight="normal" officeooo:rsid="0089ada2" style:language-asian="tr" style:country-asian="TR" style:font-weight-asian="normal" style:font-name-complex="Times New Roman" style:font-weight-complex="normal"/>
    </style:style>
    <style:style style:name="T20" style:family="text">
      <style:text-properties fo:font-weight="normal" officeooo:rsid="00b8fbe9" style:language-asian="tr" style:country-asian="TR" style:font-weight-asian="normal" style:font-name-complex="Times New Roman" style:font-weight-complex="normal"/>
    </style:style>
    <style:style style:name="T21" style:family="text">
      <style:text-properties fo:font-weight="normal" officeooo:rsid="003c3a02" style:language-asian="tr" style:country-asian="TR" style:font-weight-asian="normal" style:font-weight-complex="normal"/>
    </style:style>
    <style:style style:name="T22" style:family="text">
      <style:text-properties fo:font-weight="normal" officeooo:rsid="00374a74" style:language-asian="tr" style:country-asian="TR" style:font-weight-asian="normal" style:font-weight-complex="normal"/>
    </style:style>
    <style:style style:name="T23" style:family="text">
      <style:text-properties fo:font-weight="normal" officeooo:rsid="0014a809" style:language-asian="tr" style:country-asian="TR" style:font-weight-asian="normal" style:font-weight-complex="normal"/>
    </style:style>
    <style:style style:name="T24" style:family="text">
      <style:text-properties fo:font-weight="normal" officeooo:rsid="006fa4e9" style:language-asian="tr" style:country-asian="TR" style:font-weight-asian="normal" style:font-weight-complex="normal"/>
    </style:style>
    <style:style style:name="T25" style:family="text">
      <style:text-properties officeooo:rsid="00172ad1"/>
    </style:style>
    <style:style style:name="T26" style:family="text">
      <style:text-properties officeooo:rsid="00191904"/>
    </style:style>
    <style:style style:name="T27" style:family="text">
      <style:text-properties officeooo:rsid="001b7644"/>
    </style:style>
    <style:style style:name="T28" style:family="text">
      <style:text-properties officeooo:rsid="001cc920"/>
    </style:style>
    <style:style style:name="T29" style:family="text">
      <style:text-properties officeooo:rsid="001e1f00"/>
    </style:style>
    <style:style style:name="T30" style:family="text">
      <style:text-properties fo:font-weight="bold" style:font-weight-asian="bold" style:font-weight-complex="bold"/>
    </style:style>
    <style:style style:name="T31" style:family="text">
      <style:text-properties fo:font-weight="bold" officeooo:rsid="0024c625" style:font-weight-asian="bold" style:font-weight-complex="bold"/>
    </style:style>
    <style:style style:name="T32" style:family="text">
      <style:text-properties fo:font-weight="bold" officeooo:rsid="002572b2" style:font-weight-asian="bold" style:font-weight-complex="bold"/>
    </style:style>
    <style:style style:name="T33" style:family="text">
      <style:text-properties fo:font-weight="bold" officeooo:rsid="00275b19" style:font-weight-asian="bold" style:font-weight-complex="bold"/>
    </style:style>
    <style:style style:name="T34" style:family="text">
      <style:text-properties fo:font-weight="bold" officeooo:rsid="00298cb2" style:font-weight-asian="bold" style:font-weight-complex="bold"/>
    </style:style>
    <style:style style:name="T35" style:family="text">
      <style:text-properties fo:font-weight="bold" officeooo:rsid="002a4e45" style:font-weight-asian="bold" style:font-weight-complex="bold"/>
    </style:style>
    <style:style style:name="T36" style:family="text">
      <style:text-properties fo:font-weight="bold" officeooo:rsid="0043c25c" style:font-weight-asian="bold" style:font-weight-complex="bold"/>
    </style:style>
    <style:style style:name="T37" style:family="text">
      <style:text-properties fo:font-weight="bold" officeooo:rsid="004419e8" style:font-weight-asian="bold" style:font-weight-complex="bold"/>
    </style:style>
    <style:style style:name="T38" style:family="text">
      <style:text-properties fo:font-weight="bold" officeooo:rsid="00443595" style:font-weight-asian="bold" style:font-weight-complex="bold"/>
    </style:style>
    <style:style style:name="T39" style:family="text">
      <style:text-properties fo:font-weight="bold" officeooo:rsid="00455e00" style:font-weight-asian="bold" style:font-weight-complex="bold"/>
    </style:style>
    <style:style style:name="T40" style:family="text">
      <style:text-properties fo:font-weight="bold" officeooo:rsid="00a1fb85" style:font-weight-asian="bold" style:font-weight-complex="bold"/>
    </style:style>
    <style:style style:name="T41" style:family="text">
      <style:text-properties fo:font-weight="bold" officeooo:rsid="00b8fbe9" style:font-weight-asian="bold" style:font-weight-complex="bold"/>
    </style:style>
    <style:style style:name="T42" style:family="text">
      <style:text-properties fo:font-weight="bold" officeooo:rsid="00ba49e8" style:font-weight-asian="bold" style:font-weight-complex="bold"/>
    </style:style>
    <style:style style:name="T43" style:family="text">
      <style:text-properties fo:font-weight="bold" style:language-asian="tr" style:country-asian="TR" style:font-weight-asian="bold" style:font-name-complex="Times New Roman" style:font-weight-complex="bold"/>
    </style:style>
    <style:style style:name="T44" style:family="text">
      <style:text-properties fo:font-weight="bold" officeooo:rsid="002a4e45" style:language-asian="tr" style:country-asian="TR" style:font-weight-asian="bold" style:font-name-complex="Times New Roman" style:font-weight-complex="bold"/>
    </style:style>
    <style:style style:name="T45" style:family="text">
      <style:text-properties fo:font-weight="bold" officeooo:rsid="00455e00" style:language-asian="tr" style:country-asian="TR" style:font-weight-asian="bold" style:font-name-complex="Times New Roman" style:font-weight-complex="bold"/>
    </style:style>
    <style:style style:name="T46" style:family="text">
      <style:text-properties fo:font-weight="bold" officeooo:rsid="002bcdb2" style:language-asian="tr" style:country-asian="TR" style:font-weight-asian="bold" style:font-name-complex="Times New Roman" style:font-weight-complex="bold"/>
    </style:style>
    <style:style style:name="T47" style:family="text">
      <style:text-properties fo:font-weight="bold" officeooo:rsid="003b129e" style:language-asian="tr" style:country-asian="TR" style:font-weight-asian="bold" style:font-name-complex="Times New Roman" style:font-weight-complex="bold"/>
    </style:style>
    <style:style style:name="T48" style:family="text">
      <style:text-properties fo:font-weight="bold" officeooo:rsid="009100a2" style:language-asian="tr" style:country-asian="TR" style:font-weight-asian="bold" style:font-name-complex="Times New Roman" style:font-weight-complex="bold"/>
    </style:style>
    <style:style style:name="T49" style:family="text">
      <style:text-properties fo:font-weight="bold" officeooo:rsid="0083f865" style:language-asian="tr" style:country-asian="TR" style:font-weight-asian="bold" style:font-name-complex="Times New Roman" style:font-weight-complex="bold"/>
    </style:style>
    <style:style style:name="T50" style:family="text">
      <style:text-properties fo:font-weight="bold" officeooo:rsid="00632b9b" style:language-asian="tr" style:country-asian="TR" style:font-weight-asian="bold" style:font-name-complex="Times New Roman" style:font-weight-complex="bold"/>
    </style:style>
    <style:style style:name="T51" style:family="text">
      <style:text-properties fo:font-weight="bold" officeooo:rsid="008f180f" style:language-asian="tr" style:country-asian="TR" style:font-weight-asian="bold" style:font-name-complex="Times New Roman" style:font-weight-complex="bold"/>
    </style:style>
    <style:style style:name="T52" style:family="text">
      <style:text-properties fo:font-weight="bold" officeooo:rsid="00a1fb85" style:language-asian="tr" style:country-asian="TR" style:font-weight-asian="bold" style:font-name-complex="Times New Roman" style:font-weight-complex="bold"/>
    </style:style>
    <style:style style:name="T53" style:family="text">
      <style:text-properties fo:font-weight="bold" officeooo:rsid="00a43a1d" style:language-asian="tr" style:country-asian="TR" style:font-weight-asian="bold" style:font-name-complex="Times New Roman" style:font-weight-complex="bold"/>
    </style:style>
    <style:style style:name="T54" style:family="text">
      <style:text-properties fo:font-weight="bold" officeooo:rsid="006fa4e9" style:language-asian="tr" style:country-asian="TR" style:font-weight-asian="bold" style:font-name-complex="Times New Roman" style:font-weight-complex="bold"/>
    </style:style>
    <style:style style:name="T55" style:family="text">
      <style:text-properties fo:font-weight="bold" officeooo:rsid="008042ba" style:language-asian="tr" style:country-asian="TR" style:font-weight-asian="bold" style:font-name-complex="Times New Roman" style:font-weight-complex="bold"/>
    </style:style>
    <style:style style:name="T56" style:family="text">
      <style:text-properties fo:font-weight="bold" officeooo:rsid="00b32608" style:language-asian="tr" style:country-asian="TR" style:font-weight-asian="bold" style:font-name-complex="Times New Roman" style:font-weight-complex="bold"/>
    </style:style>
    <style:style style:name="T57" style:family="text">
      <style:text-properties fo:font-weight="bold" officeooo:rsid="00b8fbe9" style:language-asian="tr" style:country-asian="TR" style:font-weight-asian="bold" style:font-name-complex="Times New Roman" style:font-weight-complex="bold"/>
    </style:style>
    <style:style style:name="T58" style:family="text">
      <style:text-properties fo:font-weight="bold" officeooo:rsid="00ba49e8" style:language-asian="tr" style:country-asian="TR" style:font-weight-asian="bold" style:font-name-complex="Times New Roman" style:font-weight-complex="bold"/>
    </style:style>
    <style:style style:name="T59" style:family="text">
      <style:text-properties fo:letter-spacing="0.011cm"/>
    </style:style>
    <style:style style:name="T60" style:family="text">
      <style:text-properties officeooo:rsid="001f62ef"/>
    </style:style>
    <style:style style:name="T61" style:family="text">
      <style:text-properties officeooo:rsid="0023f1ec"/>
    </style:style>
    <style:style style:name="T62" style:family="text">
      <style:text-properties officeooo:rsid="0024c625"/>
    </style:style>
    <style:style style:name="T63" style:family="text">
      <style:text-properties fo:font-style="normal" fo:font-weight="bold" officeooo:rsid="00172ad1" style:font-style-asian="normal" style:font-weight-asian="bold" style:font-name-complex="Times New Roman1" style:font-weight-complex="bold"/>
    </style:style>
    <style:style style:name="T64" style:family="text">
      <style:text-properties fo:font-style="normal" fo:font-weight="bold" officeooo:rsid="002572b2" style:font-style-asian="normal" style:font-weight-asian="bold" style:font-name-complex="Times New Roman1" style:font-weight-complex="bold"/>
    </style:style>
    <style:style style:name="T65" style:family="text">
      <style:text-properties fo:font-style="normal" fo:font-weight="bold" officeooo:rsid="005192be" style:font-style-asian="normal" style:font-weight-asian="bold" style:font-name-complex="Times New Roman1" style:font-weight-complex="bold"/>
    </style:style>
    <style:style style:name="T66" style:family="text">
      <style:text-properties fo:font-style="normal" fo:font-weight="bold" officeooo:rsid="00632b9b" style:font-style-asian="normal" style:font-weight-asian="bold" style:font-name-complex="Times New Roman1" style:font-weight-complex="bold"/>
    </style:style>
    <style:style style:name="T67" style:family="text">
      <style:text-properties fo:font-style="normal" fo:font-weight="bold" officeooo:rsid="00821128" style:font-style-asian="normal" style:font-weight-asian="bold" style:font-name-complex="Times New Roman1" style:font-weight-complex="bold"/>
    </style:style>
    <style:style style:name="T68" style:family="text">
      <style:text-properties fo:font-style="normal" fo:font-weight="bold" officeooo:rsid="009100a2" style:font-style-asian="normal" style:font-weight-asian="bold" style:font-name-complex="Times New Roman1" style:font-weight-complex="bold"/>
    </style:style>
    <style:style style:name="T69" style:family="text">
      <style:text-properties fo:font-style="normal" fo:font-weight="bold" officeooo:rsid="006fa4e9" style:font-style-asian="normal" style:font-weight-asian="bold" style:font-name-complex="Times New Roman1" style:font-weight-complex="bold"/>
    </style:style>
    <style:style style:name="T70" style:family="text">
      <style:text-properties fo:font-style="normal" fo:font-weight="bold" officeooo:rsid="00a1fb85" style:font-style-asian="normal" style:font-weight-asian="bold" style:font-name-complex="Times New Roman1" style:font-weight-complex="bold"/>
    </style:style>
    <style:style style:name="T71" style:family="text">
      <style:text-properties fo:font-style="normal" fo:font-weight="bold" officeooo:rsid="00a43a1d" style:font-style-asian="normal" style:font-weight-asian="bold" style:font-name-complex="Times New Roman1" style:font-weight-complex="bold"/>
    </style:style>
    <style:style style:name="T72" style:family="text">
      <style:text-properties fo:font-style="normal" fo:font-weight="bold" officeooo:rsid="00b32608" style:font-style-asian="normal" style:font-weight-asian="bold" style:font-name-complex="Times New Roman1" style:font-weight-complex="bold"/>
    </style:style>
    <style:style style:name="T73" style:family="text">
      <style:text-properties fo:font-style="normal" fo:font-weight="bold" officeooo:rsid="00ba49e8" style:font-style-asian="normal" style:font-weight-asian="bold" style:font-name-complex="Times New Roman1" style:font-weight-complex="bold"/>
    </style:style>
    <style:style style:name="T74" style:family="text">
      <style:text-properties fo:font-style="normal" fo:font-weight="bold" style:font-style-asian="normal" style:font-weight-asian="bold" style:font-name-complex="Times New Roman1" style:font-weight-complex="normal"/>
    </style:style>
    <style:style style:name="T75" style:family="text">
      <style:text-properties fo:font-style="normal" fo:font-weight="bold" officeooo:rsid="0024c625" style:font-style-asian="normal" style:font-weight-asian="bold" style:font-name-complex="Times New Roman1" style:font-weight-complex="normal"/>
    </style:style>
    <style:style style:name="T76" style:family="text">
      <style:text-properties fo:font-style="normal" fo:font-weight="bold" officeooo:rsid="002572b2" style:font-style-asian="normal" style:font-weight-asian="bold" style:font-name-complex="Times New Roman1" style:font-weight-complex="normal"/>
    </style:style>
    <style:style style:name="T77" style:family="text">
      <style:text-properties fo:font-style="normal" fo:font-weight="bold" officeooo:rsid="00275b19" style:font-style-asian="normal" style:font-weight-asian="bold" style:font-name-complex="Times New Roman1" style:font-weight-complex="normal"/>
    </style:style>
    <style:style style:name="T78" style:family="text">
      <style:text-properties fo:font-style="normal" fo:font-weight="bold" officeooo:rsid="00298cb2" style:font-style-asian="normal" style:font-weight-asian="bold" style:font-name-complex="Times New Roman1" style:font-weight-complex="normal"/>
    </style:style>
    <style:style style:name="T79" style:family="text">
      <style:text-properties fo:font-style="normal" fo:font-weight="bold" officeooo:rsid="002a4e45" style:font-style-asian="normal" style:font-weight-asian="bold" style:font-name-complex="Times New Roman1" style:font-weight-complex="normal"/>
    </style:style>
    <style:style style:name="T80" style:family="text">
      <style:text-properties fo:font-style="normal" fo:font-weight="bold" officeooo:rsid="005192be" style:font-style-asian="normal" style:font-weight-asian="bold" style:font-name-complex="Times New Roman1" style:font-weight-complex="normal"/>
    </style:style>
    <style:style style:name="T81" style:family="text">
      <style:text-properties fo:font-style="normal" fo:font-weight="bold" officeooo:rsid="00b959c4" style:font-style-asian="normal" style:font-weight-asian="bold" style:font-name-complex="Times New Roman1" style:font-weight-complex="normal"/>
    </style:style>
    <style:style style:name="T82" style:family="text">
      <style:text-properties fo:font-style="normal" fo:font-weight="normal" style:font-style-asian="normal" style:font-weight-asian="normal" style:font-name-complex="Times New Roman1" style:font-weight-complex="normal"/>
    </style:style>
    <style:style style:name="T83" style:family="text">
      <style:text-properties fo:font-style="normal" fo:font-weight="normal" officeooo:rsid="00172ad1" style:font-style-asian="normal" style:font-weight-asian="normal" style:font-name-complex="Times New Roman1" style:font-weight-complex="normal"/>
    </style:style>
    <style:style style:name="T84" style:family="text">
      <style:text-properties fo:font-style="normal" fo:font-weight="normal" officeooo:rsid="00275b19" style:font-style-asian="normal" style:font-weight-asian="normal" style:font-name-complex="Times New Roman1" style:font-weight-complex="normal"/>
    </style:style>
    <style:style style:name="T85" style:family="text">
      <style:text-properties fo:font-style="normal" fo:font-weight="normal" officeooo:rsid="0023f1ec" style:font-style-asian="normal" style:font-weight-asian="normal" style:font-name-complex="Times New Roman1" style:font-weight-complex="normal"/>
    </style:style>
    <style:style style:name="T86" style:family="text">
      <style:text-properties fo:font-style="normal" fo:font-weight="normal" officeooo:rsid="0043c25c" style:font-style-asian="normal" style:font-weight-asian="normal" style:font-name-complex="Times New Roman1" style:font-weight-complex="normal"/>
    </style:style>
    <style:style style:name="T87" style:family="text">
      <style:text-properties fo:font-style="normal" fo:font-weight="normal" officeooo:rsid="002572b2" style:font-style-asian="normal" style:font-weight-asian="normal" style:font-name-complex="Times New Roman1" style:font-weight-complex="normal"/>
    </style:style>
    <style:style style:name="T88" style:family="text">
      <style:text-properties fo:font-style="normal" fo:font-weight="normal" officeooo:rsid="00455e00" style:font-style-asian="normal" style:font-weight-asian="normal" style:font-name-complex="Times New Roman1" style:font-weight-complex="normal"/>
    </style:style>
    <style:style style:name="T89" style:family="text">
      <style:text-properties fo:font-style="normal" fo:font-weight="normal" officeooo:rsid="0047d350" style:font-style-asian="normal" style:font-weight-asian="normal" style:font-name-complex="Times New Roman1" style:font-weight-complex="normal"/>
    </style:style>
    <style:style style:name="T90" style:family="text">
      <style:text-properties fo:font-style="normal" fo:font-weight="normal" officeooo:rsid="007390b8" style:font-style-asian="normal" style:font-weight-asian="normal" style:font-name-complex="Times New Roman1" style:font-weight-complex="normal"/>
    </style:style>
    <style:style style:name="T91"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2" style:family="text">
      <style:text-properties fo:font-style="normal" style:font-style-asian="normal" style:font-name-complex="Times New Roman1" style:font-weight-complex="normal"/>
    </style:style>
    <style:style style:name="T93" style:family="text">
      <style:text-properties fo:font-style="normal" officeooo:rsid="00172ad1" style:font-style-asian="normal" style:font-name-complex="Times New Roman1" style:font-weight-complex="normal"/>
    </style:style>
    <style:style style:name="T94" style:family="text">
      <style:text-properties fo:font-style="normal" officeooo:rsid="00275b19" style:font-style-asian="normal" style:font-name-complex="Times New Roman1" style:font-weight-complex="normal"/>
    </style:style>
    <style:style style:name="T95" style:family="text">
      <style:text-properties fo:font-style="normal" officeooo:rsid="0024c625" style:font-style-asian="normal" style:font-name-complex="Times New Roman1" style:font-weight-complex="normal"/>
    </style:style>
    <style:style style:name="T96" style:family="text">
      <style:text-properties fo:font-style="normal" officeooo:rsid="0043c25c" style:font-style-asian="normal" style:font-name-complex="Times New Roman1" style:font-weight-complex="normal"/>
    </style:style>
    <style:style style:name="T97" style:family="text">
      <style:text-properties fo:font-style="normal" style:language-asian="tr" style:country-asian="TR" style:font-style-asian="normal" style:font-name-complex="Times New Roman" style:font-weight-complex="normal"/>
    </style:style>
    <style:style style:name="T98" style:family="text">
      <style:text-properties fo:font-style="normal" officeooo:rsid="00496a67" style:language-asian="tr" style:country-asian="TR" style:font-style-asian="normal" style:font-name-complex="Times New Roman" style:font-weight-complex="normal"/>
    </style:style>
    <style:style style:name="T99" style:family="text">
      <style:text-properties fo:font-style="normal" officeooo:rsid="00443595" style:language-asian="tr" style:country-asian="TR" style:font-style-asian="normal" style:font-name-complex="Times New Roman" style:font-weight-complex="normal"/>
    </style:style>
    <style:style style:name="T100" style:family="text">
      <style:text-properties fo:font-style="normal" officeooo:rsid="003d13be" style:language-asian="tr" style:country-asian="TR" style:font-style-asian="normal" style:font-name-complex="Times New Roman" style:font-weight-complex="normal"/>
    </style:style>
    <style:style style:name="T101" style:family="text">
      <style:text-properties fo:font-style="normal" officeooo:rsid="003b129e" style:language-asian="tr" style:country-asian="TR" style:font-style-asian="normal" style:font-name-complex="Times New Roman" style:font-weight-complex="normal"/>
    </style:style>
    <style:style style:name="T102" style:family="text">
      <style:text-properties fo:font-style="normal" officeooo:rsid="003c9814" style:language-asian="tr" style:country-asian="TR" style:font-style-asian="normal" style:font-name-complex="Times New Roman" style:font-weight-complex="normal"/>
    </style:style>
    <style:style style:name="T103" style:family="text">
      <style:text-properties fo:font-style="normal" officeooo:rsid="0056ecfa" style:language-asian="tr" style:country-asian="TR" style:font-style-asian="normal" style:font-name-complex="Times New Roman" style:font-weight-complex="normal"/>
    </style:style>
    <style:style style:name="T104" style:family="text">
      <style:text-properties fo:font-style="normal" officeooo:rsid="007e3d08" style:language-asian="tr" style:country-asian="TR" style:font-style-asian="normal" style:font-name-complex="Times New Roman" style:font-weight-complex="normal"/>
    </style:style>
    <style:style style:name="T105" style:family="text">
      <style:text-properties fo:font-style="normal" officeooo:rsid="008f180f" style:language-asian="tr" style:country-asian="TR" style:font-style-asian="normal" style:font-name-complex="Times New Roman" style:font-weight-complex="normal"/>
    </style:style>
    <style:style style:name="T10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7" style:family="text">
      <style:text-properties fo:language="tr" fo:country="TR" fo:font-weight="bold" style:font-weight-asian="bold" style:font-name-complex="Times New Roman1" style:font-weight-complex="bold"/>
    </style:style>
    <style:style style:name="T108" style:family="text">
      <style:text-properties fo:language="tr" fo:country="TR" fo:font-weight="bold" officeooo:rsid="0024c625" style:font-weight-asian="bold" style:font-name-complex="Times New Roman1" style:font-weight-complex="bold"/>
    </style:style>
    <style:style style:name="T109" style:family="text">
      <style:text-properties fo:language="tr" fo:country="TR" fo:font-weight="bold" officeooo:rsid="0043c25c" style:font-weight-asian="bold" style:font-name-complex="Times New Roman1" style:font-weight-complex="bold"/>
    </style:style>
    <style:style style:name="T110" style:family="text">
      <style:text-properties fo:language="tr" fo:country="TR" fo:font-style="normal" fo:font-weight="bold" style:font-style-asian="normal" style:font-weight-asian="bold" style:font-name-complex="Times New Roman1" style:font-weight-complex="normal"/>
    </style:style>
    <style:style style:name="T111" style:family="text">
      <style:text-properties fo:language="tr" fo:country="TR" fo:font-style="normal" fo:font-weight="normal" style:font-style-asian="normal" style:font-weight-asian="normal" style:font-name-complex="Times New Roman1" style:font-weight-complex="normal"/>
    </style:style>
    <style:style style:name="T112" style:family="text">
      <style:text-properties fo:language="tr" fo:country="TR" fo:font-style="normal" fo:font-weight="normal" officeooo:rsid="004c1294" style:font-style-asian="normal" style:font-weight-asian="normal" style:font-name-complex="Times New Roman1" style:font-weight-complex="normal"/>
    </style:style>
    <style:style style:name="T113" style:family="text">
      <style:text-properties fo:language="tr" fo:country="TR" style:font-name-complex="Times New Roman1"/>
    </style:style>
    <style:style style:name="T114" style:family="text">
      <style:text-properties fo:language="tr" fo:country="TR" officeooo:rsid="00172ad1" style:font-name-complex="Times New Roman1"/>
    </style:style>
    <style:style style:name="T115" style:family="text">
      <style:text-properties fo:language="tr" fo:country="TR" officeooo:rsid="0043c25c" style:font-name-complex="Times New Roman1"/>
    </style:style>
    <style:style style:name="T116" style:family="text">
      <style:text-properties fo:language="tr" fo:country="TR" officeooo:rsid="004c1294" style:font-name-complex="Times New Roman1"/>
    </style:style>
    <style:style style:name="T117" style:family="text">
      <style:text-properties fo:language="tr" fo:country="TR" officeooo:rsid="00b0e99e" style:font-name-complex="Times New Roman1"/>
    </style:style>
    <style:style style:name="T118" style:family="text">
      <style:text-properties officeooo:rsid="002b0bb3"/>
    </style:style>
    <style:style style:name="T119" style:family="text">
      <style:text-properties style:language-asian="tr" style:country-asian="TR" style:font-name-complex="Times New Roman"/>
    </style:style>
    <style:style style:name="T120" style:family="text">
      <style:text-properties officeooo:rsid="00172ad1" style:language-asian="tr" style:country-asian="TR" style:font-name-complex="Times New Roman"/>
    </style:style>
    <style:style style:name="T121" style:family="text">
      <style:text-properties officeooo:rsid="002bcdb2" style:language-asian="tr" style:country-asian="TR" style:font-name-complex="Times New Roman"/>
    </style:style>
    <style:style style:name="T122" style:family="text">
      <style:text-properties officeooo:rsid="00310090" style:language-asian="tr" style:country-asian="TR" style:font-name-complex="Times New Roman"/>
    </style:style>
    <style:style style:name="T123" style:family="text">
      <style:text-properties officeooo:rsid="0033b636" style:language-asian="tr" style:country-asian="TR" style:font-name-complex="Times New Roman"/>
    </style:style>
    <style:style style:name="T124" style:family="text">
      <style:text-properties officeooo:rsid="003aa60a" style:language-asian="tr" style:country-asian="TR" style:font-name-complex="Times New Roman"/>
    </style:style>
    <style:style style:name="T125" style:family="text">
      <style:text-properties officeooo:rsid="0013e64a" style:language-asian="tr" style:country-asian="TR" style:font-name-complex="Times New Roman"/>
    </style:style>
    <style:style style:name="T126" style:family="text">
      <style:text-properties officeooo:rsid="003b129e" style:language-asian="tr" style:country-asian="TR" style:font-name-complex="Times New Roman"/>
    </style:style>
    <style:style style:name="T127" style:family="text">
      <style:text-properties officeooo:rsid="0022f6e7" style:language-asian="tr" style:country-asian="TR" style:font-name-complex="Times New Roman"/>
    </style:style>
    <style:style style:name="T128" style:family="text">
      <style:text-properties officeooo:rsid="003c9814" style:language-asian="tr" style:country-asian="TR" style:font-name-complex="Times New Roman"/>
    </style:style>
    <style:style style:name="T129" style:family="text">
      <style:text-properties officeooo:rsid="003d13be" style:language-asian="tr" style:country-asian="TR" style:font-name-complex="Times New Roman"/>
    </style:style>
    <style:style style:name="T130" style:family="text">
      <style:text-properties officeooo:rsid="003d6035" style:language-asian="tr" style:country-asian="TR" style:font-name-complex="Times New Roman"/>
    </style:style>
    <style:style style:name="T131" style:family="text">
      <style:text-properties officeooo:rsid="00467d30" style:language-asian="tr" style:country-asian="TR" style:font-name-complex="Times New Roman"/>
    </style:style>
    <style:style style:name="T132" style:family="text">
      <style:text-properties officeooo:rsid="004958df" style:language-asian="tr" style:country-asian="TR" style:font-name-complex="Times New Roman"/>
    </style:style>
    <style:style style:name="T133" style:family="text">
      <style:text-properties officeooo:rsid="004e8cf1" style:language-asian="tr" style:country-asian="TR" style:font-name-complex="Times New Roman"/>
    </style:style>
    <style:style style:name="T134" style:family="text">
      <style:text-properties officeooo:rsid="00455e00" style:language-asian="tr" style:country-asian="TR" style:font-name-complex="Times New Roman"/>
    </style:style>
    <style:style style:name="T135" style:family="text">
      <style:text-properties officeooo:rsid="001c4bd1" style:language-asian="tr" style:country-asian="TR" style:font-name-complex="Times New Roman"/>
    </style:style>
    <style:style style:name="T136" style:family="text">
      <style:text-properties officeooo:rsid="0047d350" style:language-asian="tr" style:country-asian="TR" style:font-name-complex="Times New Roman"/>
    </style:style>
    <style:style style:name="T137" style:family="text">
      <style:text-properties officeooo:rsid="0016608b" style:language-asian="tr" style:country-asian="TR" style:font-name-complex="Times New Roman"/>
    </style:style>
    <style:style style:name="T138" style:family="text">
      <style:text-properties officeooo:rsid="00348da0" style:language-asian="tr" style:country-asian="TR" style:font-name-complex="Times New Roman"/>
    </style:style>
    <style:style style:name="T139" style:family="text">
      <style:text-properties officeooo:rsid="006bae34" style:language-asian="tr" style:country-asian="TR" style:font-name-complex="Times New Roman"/>
    </style:style>
    <style:style style:name="T140" style:family="text">
      <style:text-properties officeooo:rsid="008f180f" style:language-asian="tr" style:country-asian="TR" style:font-name-complex="Times New Roman"/>
    </style:style>
    <style:style style:name="T141" style:family="text">
      <style:text-properties officeooo:rsid="0097ef5f" style:language-asian="tr" style:country-asian="TR" style:font-name-complex="Times New Roman"/>
    </style:style>
    <style:style style:name="T142" style:family="text">
      <style:text-properties officeooo:rsid="002b0bb3" style:language-asian="tr" style:country-asian="TR" style:font-name-complex="Times New Roman"/>
    </style:style>
    <style:style style:name="T143" style:family="text">
      <style:text-properties officeooo:rsid="001ab6fb" style:language-asian="tr" style:country-asian="TR" style:font-name-complex="Times New Roman"/>
    </style:style>
    <style:style style:name="T144" style:family="text">
      <style:text-properties officeooo:rsid="00875977" style:language-asian="tr" style:country-asian="TR" style:font-name-complex="Times New Roman"/>
    </style:style>
    <style:style style:name="T145" style:family="text">
      <style:text-properties officeooo:rsid="00512536" style:language-asian="tr" style:country-asian="TR" style:font-name-complex="Times New Roman"/>
    </style:style>
    <style:style style:name="T146" style:family="text">
      <style:text-properties officeooo:rsid="0013588f" style:language-asian="tr" style:country-asian="TR" style:font-name-complex="Times New Roman"/>
    </style:style>
    <style:style style:name="T147" style:family="text">
      <style:text-properties officeooo:rsid="00443595" style:language-asian="tr" style:country-asian="TR" style:font-name-complex="Times New Roman"/>
    </style:style>
    <style:style style:name="T148" style:family="text">
      <style:text-properties officeooo:rsid="0014c035" style:language-asian="tr" style:country-asian="TR" style:font-name-complex="Times New Roman"/>
    </style:style>
    <style:style style:name="T149" style:family="text">
      <style:text-properties officeooo:rsid="006fa4e9" style:language-asian="tr" style:country-asian="TR" style:font-name-complex="Times New Roman"/>
    </style:style>
    <style:style style:name="T150" style:family="text">
      <style:text-properties officeooo:rsid="004a1f33" style:language-asian="tr" style:country-asian="TR" style:font-name-complex="Times New Roman"/>
    </style:style>
    <style:style style:name="T151" style:family="text">
      <style:text-properties officeooo:rsid="005e4a91" style:language-asian="tr" style:country-asian="TR" style:font-name-complex="Times New Roman"/>
    </style:style>
    <style:style style:name="T152" style:family="text">
      <style:text-properties officeooo:rsid="00a43a1d" style:language-asian="tr" style:country-asian="TR" style:font-name-complex="Times New Roman"/>
    </style:style>
    <style:style style:name="T153" style:family="text">
      <style:text-properties officeooo:rsid="00a7f9fb" style:language-asian="tr" style:country-asian="TR" style:font-name-complex="Times New Roman"/>
    </style:style>
    <style:style style:name="T154" style:family="text">
      <style:text-properties officeooo:rsid="00b32608" style:language-asian="tr" style:country-asian="TR" style:font-name-complex="Times New Roman"/>
    </style:style>
    <style:style style:name="T155" style:family="text">
      <style:text-properties officeooo:rsid="00b8fbe9" style:language-asian="tr" style:country-asian="TR" style:font-name-complex="Times New Roman"/>
    </style:style>
    <style:style style:name="T156" style:family="text">
      <style:text-properties style:language-asian="tr" style:country-asian="TR" style:font-name-complex="Tahoma"/>
    </style:style>
    <style:style style:name="T157" style:family="text">
      <style:text-properties officeooo:rsid="003b129e" style:language-asian="tr" style:country-asian="TR" style:font-name-complex="Tahoma"/>
    </style:style>
    <style:style style:name="T158" style:family="text">
      <style:text-properties officeooo:rsid="004958df" style:language-asian="tr" style:country-asian="TR" style:font-name-complex="Tahoma"/>
    </style:style>
    <style:style style:name="T159" style:family="text">
      <style:text-properties officeooo:rsid="006bae34" style:language-asian="tr" style:country-asian="TR" style:font-name-complex="Tahoma"/>
    </style:style>
    <style:style style:name="T160" style:family="text">
      <style:text-properties officeooo:rsid="00374a74" style:language-asian="tr" style:country-asian="TR"/>
    </style:style>
    <style:style style:name="T161" style:family="text">
      <style:text-properties officeooo:rsid="0014a809" style:language-asian="tr" style:country-asian="TR"/>
    </style:style>
    <style:style style:name="T162" style:family="text">
      <style:text-properties officeooo:rsid="00347560"/>
    </style:style>
    <style:style style:name="T163" style:family="text">
      <style:text-properties officeooo:rsid="00348da0"/>
    </style:style>
    <style:style style:name="T164" style:family="text">
      <style:text-properties officeooo:rsid="003aa60a"/>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7"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78" style:family="text">
      <style:text-properties fo:font-style="italic" fo:font-weight="normal" officeooo:rsid="00b959c4" style:language-asian="tr" style:country-asian="TR" style:font-style-asian="italic" style:font-weight-asian="normal" style:font-name-complex="Times New Roman" style:font-style-complex="italic" style:font-weight-complex="normal"/>
    </style:style>
    <style:style style:name="T179" style:family="text">
      <style:text-properties fo:font-style="italic" fo:font-weight="normal" style:language-asian="tr" style:country-asian="TR" style:font-style-asian="italic" style:font-weight-asian="normal" style:font-name-complex="Times New Roman" style:font-weight-complex="normal"/>
    </style:style>
    <style:style style:name="T180"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1" style:family="text">
      <style:text-properties fo:font-style="italic" fo:font-weight="normal" officeooo:rsid="00a43a1d" style:font-style-asian="italic" style:font-weight-asian="normal" style:font-style-complex="italic" style:font-weight-complex="normal"/>
    </style:style>
    <style:style style:name="T182" style:family="text">
      <style:text-properties fo:font-style="italic" style:font-style-asian="italic" style:font-style-complex="italic"/>
    </style:style>
    <style:style style:name="T183" style:family="text">
      <style:text-properties fo:font-style="italic" style:language-asian="tr" style:country-asian="TR" style:font-style-asian="italic" style:font-name-complex="Times New Roman" style:font-style-complex="italic"/>
    </style:style>
    <style:style style:name="T184" style:family="text">
      <style:text-properties fo:font-style="italic" officeooo:rsid="00496a67" style:language-asian="tr" style:country-asian="TR" style:font-style-asian="italic" style:font-name-complex="Times New Roman" style:font-style-complex="italic" style:font-weight-complex="normal"/>
    </style:style>
    <style:style style:name="T185" style:family="text">
      <style:text-properties fo:font-style="italic" officeooo:rsid="002b0bb3" style:language-asian="tr" style:country-asian="TR" style:font-style-asian="italic" style:font-name-complex="Times New Roman" style:font-style-complex="italic" style:font-weight-complex="normal"/>
    </style:style>
    <style:style style:name="T186" style:family="text">
      <style:text-properties fo:font-style="italic" officeooo:rsid="003b129e" style:language-asian="tr" style:country-asian="TR" style:font-style-asian="italic" style:font-name-complex="Times New Roman" style:font-style-complex="italic"/>
    </style:style>
    <style:style style:name="T187" style:family="text">
      <style:text-properties fo:font-style="italic" officeooo:rsid="005192be" style:language-asian="tr" style:country-asian="TR" style:font-style-asian="italic" style:font-name-complex="Times New Roman" style:font-style-complex="italic"/>
    </style:style>
    <style:style style:name="T188" style:family="text">
      <style:text-properties fo:font-style="italic" officeooo:rsid="0047d350" style:language-asian="tr" style:country-asian="TR" style:font-style-asian="italic" style:font-name-complex="Times New Roman" style:font-style-complex="italic"/>
    </style:style>
    <style:style style:name="T189" style:family="text">
      <style:text-properties fo:font-style="italic" officeooo:rsid="005915ab" style:language-asian="tr" style:country-asian="TR" style:font-style-asian="italic" style:font-name-complex="Times New Roman" style:font-style-complex="italic"/>
    </style:style>
    <style:style style:name="T190" style:family="text">
      <style:text-properties fo:font-style="italic" officeooo:rsid="00b32608" style:language-asian="tr" style:country-asian="TR" style:font-style-asian="italic" style:font-name-complex="Times New Roman" style:font-style-complex="italic"/>
    </style:style>
    <style:style style:name="T191"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2" style:family="text">
      <style:text-properties officeooo:rsid="004c1294"/>
    </style:style>
    <style:style style:name="T193" style:family="text">
      <style:text-properties officeooo:rsid="004d17d8"/>
    </style:style>
    <style:style style:name="T194" style:family="text">
      <style:text-properties officeooo:rsid="005079a5"/>
    </style:style>
    <style:style style:name="T195" style:family="text">
      <style:text-properties officeooo:rsid="006bae34"/>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6bae34"/>
    </style:style>
    <style:style style:name="T198" style:family="text">
      <style:text-properties officeooo:rsid="008676e7"/>
    </style:style>
    <style:style style:name="T19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1" style:family="text">
      <style:text-properties officeooo:rsid="0097ef5f"/>
    </style:style>
    <style:style style:name="T202" style:family="text">
      <style:text-properties officeooo:rsid="00a09823"/>
    </style:style>
    <style:style style:name="T203" style:family="text">
      <style:text-properties style:font-name="Abyssinica SIL" style:language-asian="tr" style:country-asian="TR" style:font-name-complex="Times New Roman"/>
    </style:style>
    <style:style style:name="T204" style:family="text">
      <style:text-properties style:font-name="Abyssinica SIL" officeooo:rsid="0013e64a" style:language-asian="tr" style:country-asian="TR" style:font-name-complex="Times New Roman"/>
    </style:style>
    <style:style style:name="T205" style:family="text">
      <style:text-properties style:font-name="Abyssinica SIL" officeooo:rsid="003c3a02" style:language-asian="tr" style:country-asian="TR" style:font-name-complex="Times New Roman"/>
    </style:style>
    <style:style style:name="T206" style:family="text">
      <style:text-properties style:font-name="Abyssinica SIL" officeooo:rsid="004958df" style:language-asian="tr" style:country-asian="TR" style:font-name-complex="Times New Roman"/>
    </style:style>
    <style:style style:name="T207" style:family="text">
      <style:text-properties officeooo:rsid="0078c540"/>
    </style:style>
    <style:style style:name="T208" style:family="text">
      <style:text-properties officeooo:rsid="00b0e99e"/>
    </style:style>
    <style:style style:name="T209" style:family="text">
      <style:text-properties officeooo:rsid="00b1d6f4"/>
    </style:style>
    <style:style style:name="T210" style:family="text">
      <style:text-properties officeooo:rsid="00b32608"/>
    </style:style>
    <style:style style:name="T211" style:family="text">
      <style:text-properties officeooo:rsid="00b3f9ce"/>
    </style:style>
    <style:style style:name="T212" style:family="text">
      <style:text-properties fo:font-size="12pt" officeooo:rsid="00b32608" style:font-size-asian="12pt" style:font-size-complex="12pt"/>
    </style:style>
    <style:style style:name="T213" style:family="text">
      <style:text-properties fo:font-size="12pt" officeooo:rsid="00b8fbe9" style:font-size-asian="12pt" style:font-size-complex="12pt"/>
    </style:style>
    <style:style style:name="T214" style:family="text">
      <style:text-properties fo:font-size="12pt" officeooo:rsid="005e877f" style:font-size-asian="12pt" style:font-size-complex="12pt"/>
    </style:style>
    <style:style style:name="T215" style:family="text">
      <style:text-properties officeooo:rsid="00b8fbe9"/>
    </style:style>
    <style:style style:name="T216" style:family="text">
      <style:text-properties officeooo:rsid="00b959c4"/>
    </style:style>
    <style:style style:name="T217" style:family="text">
      <style:text-properties officeooo:rsid="005e877f"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ELİRLİ SÜRELİ KİRA SÖZLEŞMESİ</text:p>
      <text:p text:style-name="P14"><text:span text:style-name="T30">MADDE </text:span><text:span text:style-name="T31">1<text:tab/></text:span><text:span text:style-name="T82">Tanım</text:span><text:span text:style-name="T84">lar</text:span><text:span text:style-name="T82">: </text:span><text:span text:style-name="T83">İ</text:span><text:span text:style-name="T84">şbu sözleşmede adı geçen; </text:span><text:span text:style-name="T63">Kiraya veren</text:span><text:span text:style-name="T83">; </text:span><text:span text:style-name="T86">mecurun</text:span><text:span text:style-name="T83"> sahibi</text:span><text:span text:style-name="T84">ni</text:span><text:span text:style-name="T83"> ve/veya vekili</text:span><text:span text:style-name="T84">ni</text:span><text:span text:style-name="T83">, </text:span><text:span text:style-name="T63">Kiracı;</text:span><text:span text:style-name="T93"> </text:span><text:span text:style-name="T96">mecuru</text:span><text:span text:style-name="T93"> kiralama hak</text:span><text:span text:style-name="T95">k</text:span><text:span text:style-name="T93">ını belirli bir ücret karşılığında </text:span><text:span text:style-name="T96">belirli bir süre</text:span><text:span text:style-name="T93"> kabul <text:s/>eden gerçek veya tüzel kişi</text:span><text:span text:style-name="T94">yi</text:span><text:span text:style-name="T84"> ifade eder. </text:span><text:span text:style-name="T3">İşbu k</text:span>ira sözleşme<text:span text:style-name="T202">yle</text:span>, kiraya veren , <text:span text:style-name="T25">bu sözleşmede özellikleri belirtilen mecurun</text:span> kullanı<text:span text:style-name="T166">mını,</text:span> <text:span text:style-name="T165">belli bir süre için, belirlenen fiyatla</text:span> kiracıya bırak<text:span text:style-name="T202">ır</text:span>.</text:p>
      <text:p text:style-name="P27"><text:span text:style-name="T109">M</text:span><text:span text:style-name="T107">ADDE </text:span><text:span text:style-name="T108">2<text:tab/></text:span><text:span text:style-name="T110">Kira süresi:</text:span><text:span text:style-name="T111"> </text:span><text:span text:style-name="T112">İşbu s</text:span><text:span text:style-name="T113">özleşme, belirli süre</text:span><text:span text:style-name="T115">lidir</text:span><text:span text:style-name="T114"> ve <text:s/>k</text:span><text:span text:style-name="T113">ararlaştırılan sürenin </text:span><text:span text:style-name="T117">sonunda</text:span><text:span text:style-name="T113"> herhangi bir bildirim olmaksızın, </text:span><text:span text:style-name="T116"><text:s/>sözleşmeden doğan haklar saklı kalmak şartıyla,</text:span><text:span text:style-name="T113"> sona ere</text:span><text:span text:style-name="T114">r. </text:span></text:p>
      <text:p text:style-name="P15"><text:span text:style-name="T36">M</text:span><text:span text:style-name="T30">ADDE 3 <text:tab/></text:span><text:span text:style-name="T74">Vergi ve benzeri yükümlülüklere katlanma borcu : </text:span>Kiralanana <text:span text:style-name="T192">ait, kültür, arsa, bina vergileri kiraya veren ;</text:span> <text:span text:style-name="T194">kira stopaj </text:span>vergi<text:span text:style-name="T62">si, çevre temizlik vergisi </text:span>ve benzeri yükümlülükler <text:span text:style-name="T25">kiracı tarafından ödenecektir. </text:span><text:span text:style-name="T120">Kiracı elektrik, su, </text:span><text:span text:style-name="T122">aidat</text:span><text:span text:style-name="T120"> vb. abone gerektiren işlemlerde, kira başlangıcında abonelikleri üzerine alacaktır ve kira müddeti boyunca bu </text:span><text:span text:style-name="T123">aboneliklere ait</text:span><text:span text:style-name="T120"> giderler kiracıya aittir.</text:span></text:p>
      <text:p text:style-name="P14"><text:span text:style-name="T30">MADDE </text:span><text:span text:style-name="T31">4 <text:tab/></text:span><text:span text:style-name="T75">Yan giderlere katlanma borcu</text:span><text:span text:style-name="T30"> : </text:span>Kira<text:span text:style-name="T25">cı</text:span>, kiralananın kullanımıyla ilgili olmak üzere, kendisi veya üçüncü kişi tarafından yapılan yan giderlere katlanmakla yükümlüdür.</text:p>
      <text:p text:style-name="P16"><text:span text:style-name="T30">MADDE </text:span><text:span text:style-name="T31">5<text:tab/></text:span><text:span text:style-name="T75">Kiralananın teslim anında </text:span><text:span text:style-name="T78">ve </text:span><text:span text:style-name="T75">sonra</text:span><text:span text:style-name="T78">sı</text:span><text:span text:style-name="T75"> ayıplı hâle gelmesinden sorumluluk</text:span><text:span text:style-name="T30"> <text:tab/></text:span></text:p>
      <text:list xml:id="list1059869473" text:style-name="WWNum3">
        <text:list-header>
          <text:p text:style-name="P55"><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5">Kiracının, mecurun teslimi sonrası, kendi ihtiyaçları doğrultusunda ortaya çıkabilecek ve eksik olarak tanımlayacağı şeylerin sorumluluğu kiracıya aittir. </text:span></text:p>
        </text:list-header>
      </text:list>
      <text:p text:style-name="P14"><text:span text:style-name="T30">MADDE </text:span><text:span text:style-name="T35">6</text:span><text:span text:style-name="T31"><text:tab/></text:span><text:span text:style-name="T75">Kira bedelinin indirilmesi</text:span><text:span text:style-name="T30"> : </text:span>Kiracı, <text:span text:style-name="T26">kira süresi boyunca ve sonrasında, sözleşmede belirlenen kira bedelinde, mucbir sebepler dahil, herhangi bir sebeple </text:span>indirim yapılmasını isteye<text:span text:style-name="T26">mez</text:span>. <text:span text:style-name="T208">İşbu sözleşme pandemi koşulları göz önünde bulundurularak imzalanmıştır.</text:span></text:p>
      <text:p text:style-name="P14"><text:span text:style-name="T30">MADDE </text:span><text:span text:style-name="T37">7</text:span><text:span text:style-name="T31"><text:tab/></text:span><text:span text:style-name="T75">Kira bedelini ödeme borcu,</text:span><text:span text:style-name="T30"> </text:span><text:span text:style-name="T34">ifa zamanı, kiracının temerrüdü</text:span><text:span text:style-name="T30"><text:tab/><text:tab/></text:span></text:p>
      <text:list xml:id="list144710915243330" text:continue-numbering="true" text:style-name="WWNum3">
        <text:list-header>
          <text:p text:style-name="P56"><text:span text:style-name="T142">Kira bedeli nettir. <text:s/></text:span><text:span text:style-name="T119">Sözleşme</text:span><text:span text:style-name="T142">de</text:span><text:span text:style-name="T119"> </text:span><text:span text:style-name="T142">belirtilen kira bedeli</text:span><text:span text:style-name="T119">, vergiler düşüldükten sonra </text:span><text:span text:style-name="T142">kiralayana </text:span><text:span text:style-name="T119">ödene</text:span><text:span text:style-name="T142">cek</text:span><text:span text:style-name="T119"> </text:span><text:span text:style-name="T123">net </text:span><text:span text:style-name="T119">miktardır. </text:span><text:span text:style-name="T142">Kira stopaj vergisi kiracı tarafından, </text:span><text:span text:style-name="T123">kiraya veren adına </text:span><text:span text:style-name="T142">ödenecektir. Her türlü resim vergi ve harçlar, ÇTV, stopaj vergisi ve kira süresi içerisinde ortaya çıkabilecek her türlü resmi ödemeler, vergi ve harçlar kiracı tarafından ödenecektir.</text:span><text:span text:style-name="T119"> Kiracı, kira bedelini </text:span><text:span text:style-name="T143">( kira bedeli aylık ödemeli yapılacaksa her ayın </text:span><text:span text:style-name="T144">1</text:span><text:span text:style-name="T145">. günü</text:span><text:span text:style-name="T143"> peşin </text:span><text:span text:style-name="T144">olarak</text:span><text:span text:style-name="T143"> )</text:span><text:span text:style-name="T119"> ve yan giderleri,</text:span><text:span text:style-name="T143"> </text:span><text:span text:style-name="T144">peşin </text:span><text:span text:style-name="T119">ödemekle yükümlüdür. </text:span><text:span text:style-name="T130">Ki</text:span><text:span text:style-name="T143">ra ödemeleri kiraya verene ait banka hesabına yatırılacaktır. </text:span><text:span text:style-name="T119">İşbu sö</text:span><text:span text:style-name="T146">z</text:span><text:span text:style-name="T119">leşme</text:span><text:span text:style-name="T126">de belirlenen</text:span><text:span text:style-name="T119"> kira bedeli</text:span><text:span text:style-name="T126">nin ödeme vadesi </text:span><text:span text:style-name="T129">sözleşme düzenleme </text:span><text:span text:style-name="T126">tarihidir.</text:span><text:span text:style-name="T119"> Ödeme çek veya senet ile taahhüt edilmiş ise ödemenin zamanında <text:s/>ödenmemesi durumunda, </text:span><text:span text:style-name="T199">müteakip bonolarda muacceliyet kesbedece</text:span><text:span text:style-name="T200">k</text:span><text:span text:style-name="T199">,</text:span><text:span text:style-name="T119"> </text:span><text:span text:style-name="T129">çek veya senedin ödeme vadesi, sözleşme düzenleme tarihi olarak kabul edilecektir </text:span><text:span text:style-name="T147">ve</text:span><text:span text:style-name="T129"> </text:span><text:span text:style-name="T119"><text:s/></text:span><text:span text:style-name="T147">k</text:span><text:span text:style-name="T129">iracı </text:span><text:span text:style-name="T147">geçmiş ve </text:span><text:span text:style-name="T129">o</text:span><text:span text:style-name="T119">turduğu süreye ait kira borcunu,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text:span><text:span text:style-name="T129">ile birlikte</text:span><text:span text:style-name="T126"> ödemeyi</text:span><text:span text:style-name="T119"> peşinen kabul ve taahhüt eder.</text:span></text:p>
        </text:list-header>
      </text:list>
      <text:p text:style-name="P14"><text:span text:style-name="T30">MADDE </text:span><text:span text:style-name="T38">8</text:span><text:span text:style-name="T32"><text:tab/></text:span><text:span text:style-name="T76">Temizlik ve bakım giderlerini ödeme borcu</text:span> : Kiracı, kiralananın olağan kullanımı için gerekli temizlik, bakım <text:span text:style-name="T208">vb.</text:span> giderleri ödemekle yükümlüdür.</text:p>
      <text:p text:style-name="P14"><text:span text:style-name="T30">MADDE </text:span><text:span text:style-name="T38">9</text:span><text:span text:style-name="T32"><text:tab/></text:span><text:span text:style-name="T35">K</text:span><text:span text:style-name="T7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9">önce kiracıya bildirmek ve bunların </text:span>yapıldığı sırada kiracının yararlarını göz önünde tutmak zorundadır. </text:p>
      <text:p text:style-name="P24"><text:span text:style-name="T30">MADD</text:span><text:span text:style-name="T40">E 10 </text:span><text:span text:style-name="T64">Kira</text:span><text:span text:style-name="T76">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4">Kiracı, <text:span text:style-name="T193">mecurda bir değişiklik yapmak isterse bu ek bir sözleşme ile belirlenmelidir.</text:span> Kiracı, kiraya verenin rızasıyla yaptığı yenilik ve değişiklikler sebebiyle kiralananda ortaya çıka<text:span text:style-name="T193">bilecek</text:span> </text:p>
      <text:p text:style-name="P3"/>
      <text:p text:style-name="P3">KİRAYA VEREN<text:tab/>KİRACI<text:tab/></text:p>
      <text:p text:style-name="P78"><text:tab/><text:tab/><text:tab/><text:tab/><text:tab/><text:span text:style-name="T210">E</text:span><text:span text:style-name="T215">ZİS İNŞ.SAN.TİC.LTD.ŞTİ. Yetkili İrfan SOYLU</text:span><text:span text:style-name="T210"><text:tab/><text:tab/><text:tab/><text:tab/><text:tab/><text:tab/></text:span><text:span text:style-name="T215">TOKAT VD 384 074 1866 </text:span></text:p>
      <text:p text:style-name="P24"><text:soft-page-break/><text:span text:style-name="T119">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4">Aksi bir sözleşme ile kararlaştır</text:span><text:span text:style-name="T140">ı</text:span><text:span text:style-name="T124">lmamışsa, </text:span><text:span text:style-name="T121">Kiracı, kira bitiminde yaptığı bu tip imalatları sökemez, çıkaramaz, kıramaz. Kiracı bu tip imalatları sağlam olarak kiraya verene teslim etmekle yükümlüdür. </text:span></text:p>
      <text:p text:style-name="P14"><text:span text:style-name="T40">MADDE 11</text:span><text:span text:style-name="T32"><text:tab/></text:span><text:span text:style-name="T76">Alt kira ve kullanım hakkının devri, </text:span><text:span text:style-name="T64">Kira ilişkisinin devri</text:span><text:span text:style-name="T30"> : </text:span>Kiracı, kiraya verenin yazılı rızası olmadıkça, kiralananı başkasına kiralayamayacağı gibi, kullanım hakkını da, kira ilişkisini <text:span text:style-name="T166">de</text:span> başkasına devredemez. </text:p>
      <text:p text:style-name="P14"><text:span text:style-name="T30">MADDE </text:span><text:span text:style-name="T32">1</text:span><text:span text:style-name="T39">2</text:span><text:span text:style-name="T32"><text:tab/></text:span><text:span text:style-name="T76">Kiralananın kullanılmaması</text:span><text:span text:style-name="T30"> :</text:span><text:span text:style-name="T2"> </text:span><text:span text:style-name="T8">Normal veya mucbir bir sebeple, m</text:span><text:span text:style-name="T6">ecur</text:span> kullanılmasa veya sınırlı olarak kullanılsa bile kiracı, kira bedelini ödemekle yükümlüdür. <text:span text:style-name="T201">İşbu sözleşme pandemi koşulları göz önünde bulundurularak düzenlenmiştir.</text:span></text:p>
      <text:p text:style-name="P14"><text:span text:style-name="T30">MADDE </text:span><text:span text:style-name="T35">1</text:span><text:span text:style-name="T39">3</text:span><text:span text:style-name="T32"><text:tab/></text:span><text:span text:style-name="T76">Kiralananın sözleşmenin bitiminden önce geri verilmesi</text:span><text:span text:style-name="T30"> <text:s/>: </text:span>Kiracı, sözleşme süresine veya fesih dönemine uymaksızın kiralananı geri verdiği takdirde, kira sözleşmesinden doğan borçları, <text:span text:style-name="T27">sözleşme bitim süresine kadar olan dönem boyunca devam eder. Bu gibi durumlarda kiracı, kiralananı başkasına devredemez. Kiraya veren, k</text:span>iralananın <text:span text:style-name="T162">güncel</text:span> koşullarla kiraya verilebileceği <text:span text:style-name="T27">yeni bir kiracı bulması </text:span>h<text:span text:style-name="T201">a</text:span>linde, kiracının kira sözleşmesinden doğan borçları sona erer. <text:s/><text:span text:style-name="T201">Kiracı sözleşmede belirtilen şartlarda, kiralananı kullanmasa bile, kira borcunu ödemekle yükümlüdür.</text:span></text:p>
      <text:p text:style-name="P17"><text:span text:style-name="T30">MADDE </text:span><text:span text:style-name="T35">1</text:span><text:span text:style-name="T39">4</text:span><text:span text:style-name="T32"><text:tab/></text:span><text:span text:style-name="T74">Sözleşmenin sona ermesi</text:span><text:span text:style-name="T2"> : </text:span><text:span text:style-name="T4">İşbu sözleşme, belirli süreli bir sözleşmedir. K</text:span>ira sözleşmesi bu sürenin sonunda kendiliğinden sona erer. <text:span text:style-name="T193">Kiracı kiralananı sözleşme bitim tarihinde boşaltmakla yükümlüdür.</text:span><text:span text:style-name="T92"> </text:span><text:span text:style-name="T103">K</text:span><text:span text:style-name="T100">iracı, </text:span><text:span text:style-name="T103">mecuru boşaltmadığı takdirde, </text:span><text:span text:style-name="T100"><text:s/></text:span><text:span text:style-name="T99">geçmiş ve </text:span><text:span text:style-name="T100">o</text:span><text:span text:style-name="T97">turduğu süreye ait kira borcunu, </text:span><text:span text:style-name="T101">geçen her gün için, yıllık kira bedelinin yüzde </text:span><text:span text:style-name="T100">biri</text:span><text:span text:style-name="T101"> oranında </text:span><text:span text:style-name="T100">(%1)</text:span><text:span text:style-name="T101"> </text:span><text:span text:style-name="T102">günlük </text:span><text:span text:style-name="T101">ceza bedeli </text:span><text:span text:style-name="T100">ile birlikte</text:span><text:span text:style-name="T101"> ödemeyi</text:span><text:span text:style-name="T97"> peşinen kabul ve taahhüt eder.</text:span></text:p>
      <text:p text:style-name="P14"><text:span text:style-name="T30">MADDE </text:span><text:span text:style-name="T35">1</text:span><text:span text:style-name="T39">5</text:span><text:span text:style-name="T30"><text:tab/></text:span><text:span text:style-name="T74">Kiracının iflası </text:span><text:span text:style-name="T79">ve ölümü : </text:span>Kiracı, kiralananın tesliminden sonra iflas eder <text:span text:style-name="T193">veya</text:span> <text:s/>öl<text:span text:style-name="T193">ürse, ö</text:span>len kiracının <text:span text:style-name="T61">mirasçıları ve </text:span>ortakları veya bu ortakların aynı meslek ve sanatı yürüten mirasçıları <text:span text:style-name="T28"><text:s/>kiranın devam etmesine yönelik istekleri, bu sözleşmeye bağlı olarak geçersizdir. </text:span><text:span text:style-name="T85">Kiracının ölümü ile bu sözleşmedeki </text:span><text:span text:style-name="T82">“Kiralananın sözleşmenin bitiminden önce geri verilmesi” </text:span><text:span text:style-name="T85">maddesinde belirtilen şartlar uygulanır. </text:span><text:span text:style-name="T2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8"><text:span text:style-name="T30">MADDE </text:span><text:span text:style-name="T35">1</text:span><text:span text:style-name="T39">6</text:span><text:span text:style-name="T33"><text:tab/></text:span><text:span text:style-name="T77">Kiralananın geri verilmesi</text:span><text:span text:style-name="T30"> <text:tab/>:</text:span><text:span text:style-name="T2"> “</text:span><text:span text:style-name="T87">Kiralananda yenilik ve değişiklik yapılması“ </text:span><text:span text:style-name="T8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2">de</text:span>, sözleşmeye aykırı kullanmadan doğacak zararları giderme<text:span text:style-name="T29">kle yükümlüdür.</text:span> </text:p>
      <text:p text:style-name="P14"><text:span text:style-name="T30">MADDE </text:span><text:span text:style-name="T35">1</text:span><text:span text:style-name="T39">7</text:span><text:span text:style-name="T33"><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3"/>
      <text:p text:style-name="P2">KİRAYA VEREN<text:tab/>KİRACI<text:tab/></text:p>
      <text:p text:style-name="P78"><text:span text:style-name="T210"><text:tab/><text:tab/><text:tab/><text:tab/><text:tab/>E</text:span><text:span text:style-name="T215">ZİS İNŞ.SAN.TİC.LTD.ŞTİ. Yetkili İrfan SOYLU</text:span><text:span text:style-name="T210"><text:tab/><text:tab/><text:tab/><text:tab/><text:tab/><text:tab/></text:span><text:span text:style-name="T215">TOKAT VD 384 074 1866 </text:span></text:p>
      <text:p text:style-name="P19"><text:soft-page-break/><text:span text:style-name="T30">MADDE </text:span><text:span text:style-name="T39">18</text:span><text:span text:style-name="T33"><text:tab/></text:span><text:span text:style-name="T77">Kullanma giderleri</text:span><text:span text:style-name="T30"> : </text:span>Kiracı, ısıtma, aydınlatma ve su gibi kullanma giderlerine katlan<text:span text:style-name="T209">ır ve</text:span> bu giderleri ispat edici belgelerin birer örneğini, istem üzerine diğer tarafa vermek zorundadır. </text:p>
      <text:p text:style-name="P25"><text:span text:style-name="T30">MADDE </text:span><text:span text:style-name="T35">1</text:span><text:span text:style-name="T39">9</text:span><text:span text:style-name="T33"><text:tab/></text:span><text:span text:style-name="T77">Kiracının güvence vermesi</text:span><text:span text:style-name="T30"> <text:tab/>: </text:span><text:span text:style-name="T5">K</text:span>iracı <text:span text:style-name="T211">belirlenen </text:span>güvence <text:span text:style-name="T211">bedelini öder ve tahliyede kiracının herhangi bir borcu olmadığı durumda bu bedel aynı miktarda iade edilir.</text:span></text:p>
      <text:p text:style-name="P20"><text:span text:style-name="T30">MADDE </text:span><text:span text:style-name="T35">2</text:span><text:span text:style-name="T39">0</text:span><text:span text:style-name="T33"> <text:tab/></text:span><text:span text:style-name="T77">Kira </text:span><text:span text:style-name="T80">Yıllık Artış Oranı</text:span><text:span text:style-name="T30"> </text:span><text:span text:style-name="T33">ve </text:span><text:span text:style-name="T77">Belirlenmesi<text:tab/>: </text:span><text:span text:style-name="T216">Uy</text:span>gulanacak <text:span text:style-name="T167">yıllık kira artış oranı</text:span>, <text:span text:style-name="T162">yıllık tüketici </text:span>fiyat endeksin<text:span text:style-name="T216">in </text:span><text:span text:style-name="T162">(TÜFE)</text:span> <text:span text:style-name="T60"><text:s/>altında olmamak</text:span> koşuluyla <text:span text:style-name="T118">yapılacaktır.</text:span>. </text:p>
      <text:p text:style-name="P21"><text:span text:style-name="T43">MADDE </text:span><text:span text:style-name="T44">2</text:span><text:span text:style-name="T45">1</text:span><text:span text:style-name="T44"> <text:tab/></text:span><text:span text:style-name="T46">Sözleşmenin feshi : </text:span><text:span text:style-name="T119">İşbu sözleşmenin herhangi bir maddesinin ihlali ile </text:span><text:span text:style-name="T133">veya süre bitiminde</text:span><text:span text:style-name="T119">, </text:span><text:span text:style-name="T130">kiraya verenin hakları saklı kalmak şartıyla</text:span><text:span text:style-name="T119"> sözleşme fesh edilir ve kiracı mecuru hiçbir ihtara gerek kalmadan boşaltma</text:span><text:span text:style-name="T134">yı kabul ve taahhüt etmiştir.</text:span><text:span text:style-name="T119">. </text:span></text:p>
      <text:list xml:id="list144712178610349" text:continue-numbering="true" text:style-name="WWNum3">
        <text:list-header>
          <text:p text:style-name="P57"><text:span text:style-name="T43">MADDE </text:span><text:span text:style-name="T44">2</text:span><text:span text:style-name="T45">2</text:span><text:span text:style-name="T46"><text:tab/>Kefil ve şahit : </text:span><text:span text:style-name="T119">Kefil </text:span><text:span text:style-name="T134">ve şahit</text:span><text:span text:style-name="T119">, bu sözleşmeye attığı imza ile, sözleşme şartlarına uyulmaması </text:span><text:span text:style-name="T129">ve/veya bu sözleşmeyle bağlantılı tahliye taahhütnamesi vb. belgeler</text:span><text:span text:style-name="T119"> ile ortaya çıkabilecek her türlü maddi ve manevi zararların karşılanması hususunda, müteselsilen sorumlu olduğunu kabul ve beyan etmiştir. Kefil </text:span><text:span text:style-name="T135">ve Şahit</text:span><text:span text:style-name="T119">, sözleşmeyi imzalayan kişinin, </text:span><text:span text:style-name="T140">s</text:span><text:span text:style-name="T119">özleşmede adı geçen kişi olduğuna şahitlik ettiğini kabul ve beyan e</text:span><text:span text:style-name="T153">tmiştir.</text:span><text:span text:style-name="T119"> </text:span></text:p>
          <text:p text:style-name="P58"><text:span text:style-name="T45">MADDE 23<text:tab/>Yetkili mercii ve tebligat :</text:span><text:span text:style-name="T15"> İşbu </text:span><text:span text:style-name="T134"><text:s/>sözleşmede belirtilen adresler tarafların tebligat adresleri olarak da belirlenmiş olup her türlü tebligatın bu adreslere yapılabileceği taraflarca kabul edilmişti</text:span><text:span text:style-name="T136">r.</text:span><text:span text:style-name="T134"> Taraflar, anlaşmazlık vuku</text:span><text:span text:style-name="T136">unda</text:span><text:span text:style-name="T134">, T.C. Tokat Mahkeme ve İcra Dairelerinin selahiyetini </text:span><text:span text:style-name="T133">şimdiden </text:span><text:span text:style-name="T134">kabul ve beyan etmiştir. </text:span></text:p>
          <text:list>
            <text:list-item>
              <text:list>
                <text:list-item>
                  <text:list>
                    <text:list-item>
                      <text:list>
                        <text:list-item>
                          <text:list>
                            <text:list-item>
                              <text:list>
                                <text:list-header>
                                  <text:p text:style-name="P59"/>
                                  <text:list>
                                    <text:list-header>
                                      <text:p text:style-name="P58"><text:span text:style-name="T119">İşbu akit, </text:span><text:span text:style-name="T136">3</text:span><text:span text:style-name="T137"> sayfa,</text:span><text:span text:style-name="T138"> 2</text:span><text:span text:style-name="T134">3</text:span><text:span text:style-name="T138"> madde </text:span><text:span text:style-name="T134">ve kiraya veren, kiracı, kiralanan ve kira hakkında detaylardan</text:span><text:span text:style-name="T138"> </text:span><text:span text:style-name="T137">oluşur ve </text:span><text:span text:style-name="T136">1</text:span><text:span text:style-name="T119"> nüsha halinde tanzim edilmiş olup, taraflarca </text:span><text:span text:style-name="T134">okunarak, </text:span><text:span text:style-name="T119">kabul edilmiş ve imzalanmıştır.</text:span></text:p>
                                    </text:list-header>
                                  </text:list>
                                </text:list-header>
                              </text:list>
                            </text:list-item>
                          </text:list>
                        </text:list-item>
                      </text:list>
                    </text:list-item>
                  </text:list>
                </text:list-item>
              </text:list>
            </text:list-item>
          </text:list>
        </text:list-header>
      </text:list>
      <text:p text:style-name="P5"/>
      <text:p text:style-name="P48"><text:span text:style-name="T174">Sözleşmenin<text:tab/>:</text:span><text:span text:style-name="T191"> </text:span><text:span text:style-name="T186">Düzenleme Tarihi</text:span><text:span text:style-name="T187"><text:tab/></text:span><text:span text:style-name="T126">: </text:span><text:span text:style-name="T47"><text:s/></text:span><text:span text:style-name="T58">31 Aralık</text:span><text:span text:style-name="T49"> </text:span><text:span text:style-name="T47">20</text:span><text:span text:style-name="T50">2</text:span><text:span text:style-name="T48">1</text:span><text:span text:style-name="T47"> <text:s/></text:span><text:span text:style-name="T89"><text:s/><text:tab/></text:span><text:span text:style-name="T90">Düzenleme No: </text:span><text:span text:style-name="T65">20</text:span><text:span text:style-name="T66">2</text:span><text:span text:style-name="T67">1</text:span><text:span text:style-name="T73">1231</text:span><text:span text:style-name="T69">-00</text:span><text:span text:style-name="T73">9</text:span></text:p>
      <text:p text:style-name="P48"><text:span text:style-name="T171">Kiraya Veren<text:tab/>: </text:span><text:span text:style-name="T183">Adı Soyadı</text:span><text:span text:style-name="T119"><text:tab/>: </text:span><text:span text:style-name="T141"><text:tab/><text:tab/></text:span><text:span text:style-name="T119"><text:tab/><text:tab/></text:span><text:span text:style-name="T176">TC Kimlik No</text:span><text:span text:style-name="T11"><text:tab/>: </text:span></text:p>
      <text:p text:style-name="P52"/>
      <text:p text:style-name="P52">Kiracı<text:tab/></text:p>
      <text:p text:style-name="P60"><text:span text:style-name="T183">Adı Soyadı</text:span><text:span text:style-name="T119"><text:tab/>: </text:span><text:span text:style-name="T18">E</text:span><text:span text:style-name="T20">ZİS İNŞ.SAN.TİC.LTD.ŞTİ. - Yetkili İrfan SOYLU</text:span><text:span text:style-name="T18"><text:tab/><text:tab/><text:tab/><text:tab/></text:span><text:span text:style-name="T17"><text:tab/></text:span></text:p>
      <text:p text:style-name="P60"><text:span text:style-name="T190">T</text:span><text:span text:style-name="T183">C Kimlik No</text:span><text:span text:style-name="T119"><text:tab/>: <text:s/></text:span><text:span text:style-name="T20">TOKAT VD 384 074 1866</text:span></text:p>
      <text:p text:style-name="P50"><text:span text:style-name="T188">Tebligat </text:span><text:span text:style-name="T183">Adres</text:span><text:span text:style-name="T119">:</text:span><text:span text:style-name="T152"> </text:span><text:span text:style-name="T155">Bedestenlioğlu OSB Mah. Recep Yazıcıoğlu Bulv. No:32/1 TOKAT </text:span></text:p>
      <text:p text:style-name="P44"><text:span text:style-name="T182">Telefon No</text:span><text:tab/>: <text:s/><text:span text:style-name="T215">0546 407 8721</text:span></text:p>
      <text:p text:style-name="P53"/>
      <text:p text:style-name="P45"><text:span text:style-name="T169">Kiralana</text:span><text:span text:style-name="T170">nın</text:span><text:span text:style-name="T175"><text:tab/></text:span></text:p>
      <text:p text:style-name="P50"><text:span text:style-name="T183">Cinsi<text:tab/></text:span><text:span text:style-name="T119"><text:tab/><text:tab/>: </text:span><text:span text:style-name="T154">İşyeri</text:span><text:span text:style-name="T51"><text:tab/></text:span><text:span text:style-name="T43"><text:tab/></text:span><text:span text:style-name="T189">Kullanım Amacı</text:span><text:span text:style-name="T119"><text:tab/>:</text:span><text:span text:style-name="T148"> </text:span><text:span text:style-name="T57">Beton ürünleri imalatı</text:span></text:p>
      <text:p text:style-name="P49"><text:span text:style-name="T183">Adresi<text:tab/></text:span><text:span text:style-name="T119"><text:tab/><text:tab/>: </text:span><text:span text:style-name="T57">OSB 2. Kısım</text:span><text:span text:style-name="T56"> </text:span><text:span text:style-name="T57">7. Cad. No:16 </text:span><text:span text:style-name="T56">TOKAT</text:span></text:p>
      <text:p text:style-name="P51"><text:span text:style-name="T179">Tapu-</text:span><text:span text:style-name="T180">Abone Bi</text:span><text:span text:style-name="T179">lgileri</text:span><text:span text:style-name="T119">: </text:span><text:span text:style-name="T149">Pafta: <text:s/><text:tab/></text:span><text:span text:style-name="T136">A</text:span><text:span text:style-name="T119">da<text:tab/>:</text:span><text:span text:style-name="T150"> </text:span><text:span text:style-name="T155">2067</text:span><text:span text:style-name="T152"><text:tab/> P</text:span><text:span text:style-name="T151">arsel<text:tab/>: </text:span><text:span text:style-name="T155">7</text:span><text:span text:style-name="T151"> </text:span><text:span text:style-name="T16"><text:tab/>Elektrik : <text:s text:c="13"/>Su : </text:span></text:p>
      <text:p text:style-name="P43"><text:span text:style-name="T168">Kiranın </text:span><text:tab/></text:p>
      <text:p text:style-name="P47"><text:span text:style-name="T183">Başlangıç tarihi</text:span><text:span text:style-name="T119"><text:tab/>: </text:span><text:span text:style-name="T57">01 Ocak</text:span><text:span text:style-name="T54"> 20</text:span><text:span text:style-name="T55">2</text:span><text:span text:style-name="T58">2</text:span><text:span text:style-name="T149"><text:tab/></text:span><text:span text:style-name="T119"><text:tab/></text:span></text:p>
      <text:p text:style-name="P43"><text:span text:style-name="T182">Bitiş tarihi</text:span><text:tab/><text:tab/>: <text:span text:style-name="T41">31 Aralık 202</text:span><text:span text:style-name="T42">2</text:span><text:span text:style-name="T30"><text:tab/></text:span></text:p>
      <text:p text:style-name="P43"><text:span text:style-name="T182">Süresi </text:span><text:tab/><text:tab/>: <text:span text:style-name="T207">Bir Yıl</text:span></text:p>
      <text:p text:style-name="P47"><text:span text:style-name="T177">Bedeli<text:tab/><text:tab/><text:tab/>: </text:span><text:span text:style-name="T178">72,000.00 (Yetmiş İki Bin) TL + STOPAJ VERGİSİ</text:span></text:p>
      <text:p text:style-name="P22"><text:span text:style-name="T172">Ödeme</text:span><text:span text:style-name="T173"> Ş</text:span><text:span text:style-name="T172">ekli</text:span><text:span text:style-name="T106"><text:tab/><text:tab/>:</text:span><text:span text:style-name="T97"> </text:span><text:span text:style-name="T104"><text:s/>Peşin </text:span><text:span text:style-name="T105">olarak banka hesabına yatırılacaktır.</text:span><text:span text:style-name="T104"> </text:span></text:p>
      <text:p text:style-name="P23"><text:span text:style-name="T184">B</text:span><text:span text:style-name="T185">anka hesa</text:span><text:span text:style-name="T184">p no</text:span><text:span text:style-name="T98"><text:tab/>: </text:span></text:p>
      <text:p text:style-name="P23"><text:span text:style-name="T98"/></text:p>
      <text:p text:style-name="P61"><text:tab/>Kiraya verilen işyeri, 810 m2 kapalı alanın yarısı olan, 410 m2 lik kapalı alandır. </text:p>
      <text:p text:style-name="P46"/>
      <text:p text:style-name="P46">İşbu akitteki bilgilerin doğruluğunu ve sözleşmenin tüm şartlarına uyacağımı peşinen kabul ettiğimi, <text:span text:style-name="T163">akiti okuyarak, hür irademle imzaladığımı,</text:span> beyan, <text:span text:style-name="T198">kabul</text:span> ve taahhüt ederim.</text:p>
      <text:p text:style-name="P26"/>
      <text:p text:style-name="P4">KİRAYA VEREN<text:tab/>KİRACI<text:tab/></text:p>
      <text:p text:style-name="P79"><text:tab/><text:tab/><text:tab/><text:tab/><text:tab/><text:span text:style-name="T210">E</text:span><text:span text:style-name="T215">ZİS İNŞ.SAN.TİC.LTD.ŞTİ. Yetkili İrfan SOYLU</text:span><text:span text:style-name="T210"><text:tab/><text:tab/><text:tab/><text:tab/><text:tab/><text:tab/></text:span><text:span text:style-name="T215">TOKAT VD 384 074 1866 </text:span><text:tab/><text:tab/></text:p>
      <text:p text:style-name="P7"/>
      <text:p text:style-name="P7"/>
      <text:p text:style-name="P7"/>
      <text:p text:style-name="P7"><text:soft-page-break/></text:p>
      <text:p text:style-name="P7"/>
      <text:p text:style-name="P9">TAHLİYE TAAHHÜTNAMESİ</text:p>
      <text:p text:style-name="P9"/>
      <text:p text:style-name="P29"><text:span text:style-name="T119"><text:tab/>Halen tahtı icarımda bulunan, kiraya vereni ve özellikleri aşağıda belirtilen taşınmazı; </text:span><text:span text:style-name="T128">tahliye etmeyi taahhüt ettiğim tarih</text:span><text:span text:style-name="T131">te</text:span><text:span text:style-name="T128">, </text:span><text:span text:style-name="T131">a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nin</text:span><text:span text:style-name="T128"> şartlarına bağlı kalarak, </text:span><text:span text:style-name="T127"><text:s/></text:span><text:span text:style-name="T119">hiçbir kanuni merasime, ihtar ve protesto keşidesine, cevap itasına, tebliğ ve tebellüğe, </text:span><text:span text:style-name="T156">herhangi bir ihtar ve hiçbir hüküm istihsaline ve mahkemeden ilam almaya hacet kalmaksızın</text:span><text:span text:style-name="T119"> kayıtsız ve şartsız olarak boşaltmayı </text:span><text:span text:style-name="T156">kesin olarak, </text:span><text:span text:style-name="T158">hür irademle</text:span><text:span text:style-name="T156"> beyan, kabul ve taahhüt ed</text:span><text:span text:style-name="T157">iyorum</text:span><text:span text:style-name="T156">.</text:span></text:p>
      <text:p text:style-name="P31"/>
      <text:p text:style-name="P30"><text:span text:style-name="T119"><text:tab/>Gününde tahliye edemediğim </text:span><text:span text:style-name="T125">veya </text:span><text:span text:style-name="T119">etmediğim takdirde,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ödemeyi, </text:span><text:span text:style-name="T119">kiraya veren veya yetkili kanuni ve</text:span><text:span text:style-name="T203">kili tarafından aleyhime yapılacak, her türlü icra takibatı, mahkeme masrafları, avukatlık ücretleri ve benzeri tüm ücretlerinde tamamen şahsım tarafından karşılanacağını şimdiden <text:s/>kabul,</text:span><text:span text:style-name="T204"> beyan</text:span><text:span text:style-name="T203"> ve taahhüt ediyorum. İşbu taahhütname</text:span><text:span text:style-name="T205">yi</text:span><text:span text:style-name="T203"> </text:span><text:span text:style-name="T206">hür</text:span><text:span text:style-name="T203"> irademle </text:span><text:span text:style-name="T206">okudum ve</text:span><text:span text:style-name="T203"> imza</text:span><text:span text:style-name="T205">lıyorum</text:span><text:span text:style-name="T203">. </text:span></text:p>
      <text:p text:style-name="P34"/>
      <text:p text:style-name="P37">TAHLİYE EDİLECEK YERİN</text:p>
      <text:p text:style-name="P32">Adresi<text:tab/>: <text:s/></text:p>
      <text:p text:style-name="P35"/>
      <text:p text:style-name="P33"><text:span text:style-name="T24">İlgili </text:span><text:span text:style-name="T21">Kira </text:span><text:span text:style-name="T22">Sözleşme</text:span><text:span text:style-name="T21">si</text:span><text:span text:style-name="T22"> Tarihi, <text:s/></text:span><text:span text:style-name="T23">No <text:s/></text:span><text:span text:style-name="T22"><text:tab/>:<text:tab/></text:span></text:p>
      <text:p text:style-name="P33"><text:span text:style-name="T22"/></text:p>
      <text:p text:style-name="P63">Taahhüdün verildiği tarih<text:tab/>:</text:p>
      <text:p text:style-name="P36">Mecurun tahliye Edileceği taahhüt edilen tarih<text:tab/>:</text:p>
      <text:p text:style-name="P64"/>
      <text:p text:style-name="P64"/>
      <text:p text:style-name="P64">Kiracı<text:tab/></text:p>
      <text:p text:style-name="P68"><text:span text:style-name="T183">Adı Soyadı</text:span><text:span text:style-name="T119"><text:tab/>: </text:span><text:span text:style-name="T18">E</text:span><text:span text:style-name="T20">ZİS İNŞ.SAN.TİC.LTD.ŞTİ. - Yetkili İrfan SOYLU</text:span><text:span text:style-name="T18"><text:tab/><text:tab/><text:tab/><text:tab/></text:span><text:span text:style-name="T17"><text:tab/></text:span></text:p>
      <text:p text:style-name="P68"><text:span text:style-name="T119"><text:tab/><text:tab/> <text:s/></text:span><text:span text:style-name="T20">TOKAT VD 384 074 1866</text:span></text:p>
      <text:p text:style-name="P68"><text:span text:style-name="T188">Tebligat </text:span><text:span text:style-name="T183">Adres</text:span><text:span text:style-name="T119">:</text:span><text:span text:style-name="T152"> </text:span><text:span text:style-name="T155">Bedestenlioğlu OSB Mah. Recep Yazıcıoğlu Bulv. No:32/1 TOKAT </text:span></text:p>
      <text:p text:style-name="P69"><text:span text:style-name="T181">Telefon No</text:span><text:span text:style-name="T9"><text:tab/>: <text:s/></text:span><text:span text:style-name="T10">0546 407 8721</text:span></text:p>
      <text:p text:style-name="P65"><text:span text:style-name="T91"><text:tab/><text:tab/><text:tab/><text:tab/></text:span><text:span text:style-name="T19"><text:tab/></text:span></text:p>
      <text:p text:style-name="P28"/>
      <text:p text:style-name="P28"/>
      <text:p text:style-name="P28"/>
      <text:p text:style-name="P28"/>
      <text:p text:style-name="P28"/>
      <text:p text:style-name="P28"/>
      <text:p text:style-name="P28"/>
      <text:p text:style-name="P28"><text:tab/><text:tab/><text:tab/><text:tab/><text:tab/><text:span text:style-name="T217"> <text:s/>KİRACI</text:span></text:p>
      <text:p text:style-name="P67"><text:tab/><text:tab/><text:tab/><text:tab/><text:tab/><text:span text:style-name="T212">E</text:span><text:span text:style-name="T213">ZİS İNŞ.SAN.TİC.LTD.ŞTİ. Yetkili İrfan SOYLU</text:span><text:span text:style-name="T212"><text:tab/><text:tab/><text:tab/><text:tab/><text:tab/><text:tab/></text:span><text:span text:style-name="T213">TOKAT VD 384 074 1866 </text:span><text:span text:style-name="T214"><text:tab/></text:span></text:p>
      <text:p text:style-name="P8"/>
      <text:p text:style-name="P8"/>
      <text:p text:style-name="P8"/>
      <text:p text:style-name="P8"/>
      <text:p text:style-name="P6"/>
      <text:p text:style-name="P6"/>
      <text:p text:style-name="P6"><text:soft-page-break/></text:p>
      <text:p text:style-name="P6"/>
      <text:p text:style-name="P6"/>
      <text:p text:style-name="P10">KİRA FESİH SÖZLEŞMESİ</text:p>
      <text:p text:style-name="P11"/>
      <text:p text:style-name="P38"><text:span text:style-name="T119"><text:tab/></text:span><text:span text:style-name="T139">A</text:span><text:span text:style-name="T131">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text:span><text:span text:style-name="T139">ni tek taraflı olarak fesh ediyorum. Sözleşme şartları ile t</text:span><text:span text:style-name="T119">ahtı icarımda bulunan taşınmazı; </text:span><text:span text:style-name="T139">belirtilen tarihte,</text:span><text:span text:style-name="T128"> </text:span><text:span text:style-name="T131">belirtilen </text:span><text:span text:style-name="T128">kira sözleşme</text:span><text:span text:style-name="T132">sinin</text:span><text:span text:style-name="T128"> şartlarına bağlı kalarak </text:span><text:span text:style-name="T159">tahliye ettim.</text:span></text:p>
      <text:p text:style-name="P40"/>
      <text:p text:style-name="P41"><text:span text:style-name="T197">FESH</text:span><text:span text:style-name="T196"> EDİLE</text:span><text:span text:style-name="T197">N</text:span><text:span text:style-name="T196"> </text:span><text:span text:style-name="T197">SÖZLEŞMENİN</text:span></text:p>
      <text:p text:style-name="P40"/>
      <text:p text:style-name="P39"><text:span text:style-name="T160">Tarihi, <text:s/></text:span><text:span text:style-name="T161">No</text:span><text:span text:style-name="T160"><text:tab/><text:tab/><text:tab/><text:tab/>:<text:tab/></text:span></text:p>
      <text:p text:style-name="P42">Mecurun tahliye Edil<text:span text:style-name="T195">diği </text:span>tarih<text:tab/>:</text:p>
      <text:p text:style-name="P42"/>
      <text:p text:style-name="P74">Kiracı<text:tab/></text:p>
      <text:p text:style-name="P75"><text:span text:style-name="T183">Adı Soyadı</text:span><text:span text:style-name="T119"><text:tab/>: </text:span><text:span text:style-name="T18">E</text:span><text:span text:style-name="T20">ZİS İNŞ.SAN.TİC.LTD.ŞTİ. - Yetkili İrfan SOYLU</text:span><text:span text:style-name="T18"><text:tab/><text:tab/><text:tab/><text:tab/></text:span><text:span text:style-name="T17"><text:tab/></text:span><text:span text:style-name="T119"> <text:s/></text:span><text:span text:style-name="T20">TOKAT VD 384 074 1866</text:span></text:p>
      <text:p text:style-name="P75"><text:span text:style-name="T183">Adres</text:span><text:span text:style-name="T119">:</text:span><text:span text:style-name="T152"> </text:span><text:span text:style-name="T155">Bedestenlioğlu OSB Mah. Recep Yazıcıoğlu Bulv. No:32/1 TOKAT </text:span></text:p>
      <text:p text:style-name="P76"><text:span text:style-name="T181">Telefon No</text:span><text:span text:style-name="T9"><text:tab/>: <text:s/></text:span><text:span text:style-name="T10">0546 407 8721</text:span></text:p>
      <text:p text:style-name="P71"><text:tab/><text:tab/><text:tab/><text:tab/><text:tab/></text:p>
      <text:p text:style-name="P71"/>
      <text:p text:style-name="P71"/>
      <text:p text:style-name="P72"><text:tab/></text:p>
      <text:p text:style-name="P54"><text:tab/> <text:s text:c="10"/>K<text:span text:style-name="T211">iracı</text:span><text:tab/></text:p>
      <text:p text:style-name="P73"><text:tab/><text:tab/><text:tab/><text:tab/><text:span text:style-name="T212">E</text:span><text:span text:style-name="T213">ZİS İNŞ.SAN.TİC.LTD.ŞTİ. Yetkili İrfan SOYLU</text:span><text:span text:style-name="T212"><text:tab/><text:tab/><text:tab/><text:tab/><text:tab/><text:tab/></text:span><text:span text:style-name="T213">TOKAT VD 384 074 1866 </text:span><text:span text:style-name="T214"><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0-15T14:47:09.854103614</dc:date>
    <meta:editing-duration>P1DT8H33M59S</meta:editing-duration>
    <meta:editing-cycles>76</meta:editing-cycles>
    <meta:generator>LibreOffice/7.1.6.2$Linux_X86_64 LibreOffice_project/10$Build-2</meta:generator>
    <meta:print-date>2021-10-15T14:42:47.325467484</meta:print-date>
    <meta:document-statistic meta:table-count="0" meta:image-count="0" meta:object-count="0" meta:page-count="5" meta:paragraph-count="85" meta:word-count="1836" meta:character-count="13755" meta:non-whitespace-character-count="11770"/>
  </office:meta>
</office:document-meta>
</file>